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s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et footer(WG?)</text:p>
      <text:p text:style-name="P1">-Création d'un formulaire d'inscription</text:p>
      <text:p text:style-name="P1"/>
      <text:p text:style-name="P1">27/02/2023</text:p>
      <text:p text:style-name="P1"/>
      <text:p text:style-name="P1">Réalisation</text:p>
      <text:p text:style-name="P1">-CSS du body</text:p>
      <text:p text:style-name="P1">-Création d'un footer</text:p>
      <text:p text:style-name="P1">-Création d'un formulaire d'inscription</text:p>
      <text:p text:style-name="P1"><text:soft-page-break/>Suite:</text:p>
      <text:p text:style-name="P1">-Idée de logo pour la navbar et footer(WG?)</text:p>
      <text:p text:style-name="P1">-Creer une page Inscription relié à la page Login</text:p>
      <text:p text:style-name="P1"/>
      <text:p text:style-name="P1">02/03/2023</text:p>
      <text:p text:style-name="P1"/>
      <text:p text:style-name="P1">Réalisation</text:p>
      <text:p text:style-name="P1">-Creer une page Inscription relié à la page Login</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
      <text:p text:style-name="P1">07/03/2023</text:p>
      <text:p text:style-name="P1"/>
      <text:p text:style-name="P1">Réalisation</text:p>
      <text:p text:style-name="P1">-Teste d'un background en damier sur la page home.</text:p>
      <text:p text:style-name="P1"/>
      <text:p text:style-name="P1">10/03/2023</text:p>
      <text:p text:style-name="P1"/>
      <text:p text:style-name="P1">Réalisation</text:p>
      <text:p text:style-name="P1">-Ajustement d'un background en damier sur l'ensemble des pages.</text:p>
      <text:p text:style-name="P1"/>
      <text:p text:style-name="P1">Suite:</text:p>
      <text:p text:style-name="P1"/>
      <text:p text:style-name="P1">Trouver des formulaire plus estethique pour l'instription et le login</text:p>
      <text:p text:style-name="P1">Page Gate: étoffer la page avec le défilement (stream) de différents textes, d'un encart pour taper ces textes.</text:p>
      <text:p text:style-name="P1">Ajouter le logo wispergate en haut à gauche.</text:p>
      <text:p text:style-name="P1">-Ajouter une page àpropos sur l'histoire de l'application</text:p>
      <text:p text:style-name="P1"/>
      <text:p text:style-name="P1">12/03/2023</text:p>
      <text:p text:style-name="P1"/>
      <text:p text:style-name="P1">Réalisation</text:p>
      <text:p text:style-name="P1">-Ajouter le logo wispergate en haut à gauche.</text:p>
      <text:p text:style-name="P1"/>
      <text:p text:style-name="P1"/>
      <text:p text:style-name="P1">Suite:</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Ajouter une police plus stylée</text:p>
      <text:p text:style-name="P1"/>
      <text:p text:style-name="P1"/>
      <text:p text:style-name="P1"/>
      <text:p text:style-name="P1"/>
      <text:p text:style-name="P1"/>
      <text:p text:style-name="P1"/>
      <text:p text:style-name="P1"><text:soft-page-break/>13/03/2023</text:p>
      <text:p text:style-name="P1"/>
      <text:p text:style-name="P1">Réalisation</text:p>
      <text:p text:style-name="P1">-Ajout d'une police plus stylée</text:p>
      <text:p text:style-name="P1">-Faire apparaitre les titres (name, mail,...) dans l'encart en transparent.</text:p>
      <text:p text:style-name="P1">-Passer les formulaires en composants interchangeables et les integrer dans les pages séparement.</text:p>
      <text:p text:style-name="P1"/>
      <text:p text:style-name="P1">Suite:</text:p>
      <text:p text:style-name="P1">-Page Gate: ajouter la possibilté d'ajouter du texte.</text:p>
      <text:p text:style-name="P1"><text:s/><text:tab/>-création d' un component "textearea" et integration de ce components dans la page Gate.</text:p>
      <text:p text:style-name="P1">-Reduction de la taille des forms et recentrage des éléments.</text:p>
      <text:p text:style-name="P1">-Ajouter la phrase d'introduction sous le header:</text:p>
      <text:p text:style-name="P1"><text:tab/>-création d'un div sous le header(nouveau composant)</text:p>
      <text:p text:style-name="P1"/>
      <text:p text:style-name="P1"/>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Phrase de présentation sous lelogo whispergate dans un div aux formes arrondies</text:p>
      <text:p text:style-name="P1">-Ajouter une barre de recherche</text:p>
      <text:p text:style-name="P1">-Fond en 'grillage' sur le header sauf la navbar qui sera dans une zone carré avec bords arrondis</text:p>
      <text:p text:style-name="P1">-possibilité de don en btc et eth</text:p>
      <text:p text:style-name="P1">-En page gate en text area, faire apparaitre un message subliminal quelque seconde.</text:p>
      <text:p text:style-name="P1">-Ajouts de tags descriptifs au dessus de la nouvelle. Par exemple (faits réels).</text:p>
      <text:p text:style-name="P1"/>
      <text:p text:style-name="P1">14/03/2023</text:p>
      <text:p text:style-name="P1"/>
      <text:p text:style-name="P1">Réalisation:</text:p>
      <text:p text:style-name="P1"/>
      <text:p text:style-name="P1">-Reduction de la taille des forms et recentrage des éléments.</text:p>
      <text:p text:style-name="P1">-Page Lair: ajouter la possibilté d'ajouter du texte.</text:p>
      <text:p text:style-name="P1"><text:s/><text:tab/>-création d' un component "textearea" et integration de ce components dans la page Gate.</text:p>
      <text:p text:style-name="P1"/>
      <text:p text:style-name="P1">19/03/2023</text:p>
      <text:p text:style-name="P1"/>
      <text:p text:style-name="P1">Réalisation:</text:p>
      <text:p text:style-name="P1"/>
      <text:p text:style-name="P1">-Renomage de whispergate (porte du murmure) en DramaLair (la tannière au drame) que je trouve plus percutante.</text:p>
      <text:p text:style-name="P1"/>
      <text:p text:style-name="P1">-Page Lair: ajouter la possibilté d'ajouter du texte.</text:p>
      <text:p text:style-name="P1"><text:s/><text:tab/>-création d' un component "textearea" et integration de ce components dans la page Gate.</text:p>
      <text:p text:style-name="P1"/>
      <text:p text:style-name="P1">-Page Home: Ajout d'un loader d'accueil.</text:p>
      <text:p text:style-name="P1">-Page Home: Ajout d'un stop au click qui passe le loader.</text:p>
      <text:p text:style-name="P1">--Ajouter la phrase d'introduction sous le header:</text:p>
      <text:p text:style-name="P1">--création d'un div sous le header(nouveau composant) et footer.</text:p>
      <text:p text:style-name="P1"/>
      <text:p text:style-name="P1"><text:soft-page-break/>Suite:</text:p>
      <text:p text:style-name="P1"/>
      <text:p text:style-name="P1">-Ajouter des forms et textarea plus estetiques.</text:p>
      <text:p text:style-name="P1">-Developper le système de "Wall" sur lequel les textes entrés en page Lair seront affichés. </text:p>
      <text:p text:style-name="P1">-Indicateur de navigation (surlignement)</text:p>
      <text:p text:style-name="P1"/>
      <text:p text:style-name="P1">20/03/2023</text:p>
      <text:p text:style-name="P1"/>
      <text:p text:style-name="P1">Idées:</text:p>
      <text:p text:style-name="P1">-Interface anglais et français</text:p>
      <text:p text:style-name="P1">-Exploiter le theme des echecs ou des cartes à jouer.</text:p>
      <text:p text:style-name="P1">-Ajouter le logo d'une porte au centre</text:p>
      <text:p text:style-name="P1">-Espace personnel non invisible sans autorisation.</text:p>
      <text:p text:style-name="P1">-Dark mode stylée</text:p>
      <text:p text:style-name="P1">-Ajouter une barre de recherche</text:p>
      <text:p text:style-name="P1">-Fond en 'grillage' sur le header sauf la navbar qui sera dans une zone carré avec bords arrondis</text:p>
      <text:p text:style-name="P1">-possibilité de don en btc et eth</text:p>
      <text:p text:style-name="P1">-Ajouts de tags descriptifs au dessus de la nouvelle. Par exemple (faits réels).</text:p>
      <text:p text:style-name="P1">-Service de messagerie contenant la nouvel de la semaine</text:p>
      <text:p text:style-name="P1">-Création d'une page de maintenance originale.</text:p>
      <text:p text:style-name="P1"/>
      <text:p text:style-name="P1"/>
      <text:p text:style-name="P1">Réalisation:</text:p>
      <text:p text:style-name="P1"/>
      <text:p text:style-name="P1">--Indicateur de navigation (surlign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0H44M18S</meta:editing-duration>
    <meta:editing-cycles>75</meta:editing-cycles>
    <meta:generator>OpenOffice/4.1.7$Win32 OpenOffice.org_project/417m1$Build-9800</meta:generator>
    <dc:date>2023-03-20T11:40:27.18</dc:date>
    <meta:document-statistic meta:table-count="0" meta:image-count="0" meta:object-count="0" meta:page-count="4" meta:paragraph-count="113" meta:word-count="763" meta:character-count="4960"/>
    <meta:user-defined meta:name="Info 1"/>
    <meta:user-defined meta:name="Info 2"/>
    <meta:user-defined meta:name="Info 3"/>
    <meta:user-defined meta:name="Info 4"/>
  </office:meta>
</office:document-meta>
</file>